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bold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 style:master-page-name="Standard">
      <style:paragraph-properties fo:margin-left="2.5in" fo:margin-right="0in" fo:text-align="justify" style:justify-single-word="false" fo:text-indent="0in" style:auto-text-indent="false" style:page-number="1"/>
    </style:style>
    <style:style style:name="P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1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0in" fo:margin-right="0in" fo:line-height="100%" fo:text-indent="0in" style:auto-text-indent="false"/>
    </style:style>
    <style:style style:name="P2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8" style:family="paragraph" style:parent-style-name="Standard">
      <style:paragraph-properties fo:margin-left="0.5in" fo:margin-right="0in" fo:line-height="100%" fo:text-indent="0in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.5in" fo:margin-right="0in" fo:line-height="100%" fo:text-indent="0in" style:auto-text-indent="false"/>
    </style:style>
    <style:style style:name="P30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31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32" style:family="paragraph" style:parent-style-name="Standard">
      <style:paragraph-properties fo:margin-left="1in" fo:margin-right="0in" fo:line-height="100%" fo:text-indent="0in" style:auto-text-indent="false"/>
      <style:text-properties fo:font-weight="bold" style:font-weight-asian="bold"/>
    </style:style>
    <style:style style:name="P33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/>
    </style:style>
    <style:style style:name="P34" style:family="paragraph" style:parent-style-name="Standard">
      <style:paragraph-properties fo:margin-top="0.1665in" fo:margin-bottom="0.1665in" loext:contextual-spacing="false" fo:line-height="100%"/>
    </style:style>
    <style:style style:name="P35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T6" style:family="text">
      <style:text-properties fo:color="#000000" fo:font-size="11pt" fo:font-weight="bold" style:font-size-asian="11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ootstrap</text:span></text:p>
      <text:list xml:id="list292565976" text:style-name="WWNum4">
        <text:list-item>
          <text:p text:style-name="P6"><text:span text:style-name="T2">Theory Assignments</text:span></text:p>
        </text:list-item>
      </text:list>
      <text:p text:style-name="P23"><text:span text:style-name="T2"><text:s text:c="6"/></text:span></text:p>
      <text:p text:style-name="P23"><text:span text:style-name="T2"><text:s text:c="6"/>1. What is Bootstrap, and why is it useful for website design?</text:span></text:p>
      <text:p text:style-name="P25"/>
      <text:list xml:id="list898738201" text:style-name="WWNum11">
        <text:list-item>
          <text:p text:style-name="P7"><text:span text:style-name="T2"><text:s text:c="4"/></text:span><text:s text:c="4"/>Bootstrap is a popular open-source front-end framework used for creating <text:s text:c="20"/>responsive and mobile-first websites</text:p>
        </text:list-item>
      </text:list>
      <text:p text:style-name="P24"/>
      <text:list xml:id="list213235425776520" text:continue-numbering="true" text:style-name="WWNum11">
        <text:list-item>
          <text:p text:style-name="P8"><text:span text:style-name="T2">Key Features of Bootstrap :</text:span></text:p>
        </text:list-item>
      </text:list>
      <text:p text:style-name="P28"/>
      <text:list xml:id="list213234667718360" text:continue-numbering="true" text:style-name="WWNum11">
        <text:list-item>
          <text:p text:style-name="P8">Responsive Grid System</text:p>
        </text:list-item>
        <text:list-item>
          <text:p text:style-name="P8">Pre-designed Components</text:p>
        </text:list-item>
        <text:list-item>
          <text:p text:style-name="P8">Customizable</text:p>
        </text:list-item>
        <text:list-item>
          <text:p text:style-name="P8">Browser Compatibility</text:p>
        </text:list-item>
        <text:list-item>
          <text:p text:style-name="P8">Mobile-first Approach</text:p>
        </text:list-item>
      </text:list>
      <text:p text:style-name="P28"/>
      <text:p text:style-name="P1"/>
      <text:p text:style-name="P4"><text:span text:style-name="T2">2. Explain the Bootstrap grid system and how it helps create responsive layouts.</text:span></text:p>
      <text:p text:style-name="P2"/>
      <text:list xml:id="list3416914001" text:style-name="WWNum13">
        <text:list-item>
          <text:p text:style-name="P9">The Bootstrap grid system is a flexible layout system that uses a series of rows and columns to arrange content on a web page.</text:p>
        </text:list-item>
      </text:list>
      <text:p text:style-name="P29"/>
      <text:list xml:id="list213234885176629" text:continue-numbering="true" text:style-name="WWNum13">
        <text:list-item>
          <text:p text:style-name="P9"><text:s/>It is based on a 12-column layout that adapts to different screen sizes using predefined classes. </text:p>
        </text:list-item>
      </text:list>
      <text:p text:style-name="P29"/>
      <text:list xml:id="list213235534563509" text:continue-numbering="true" text:style-name="WWNum13">
        <text:list-item>
          <text:p text:style-name="P9">This grid system ensures that your design is responsive, meaning it automatically adjusts for various devices, including mobile phones, tablets, and desktops.</text:p>
        </text:list-item>
      </text:list>
      <text:p text:style-name="P1"/>
      <text:p text:style-name="P1"/>
      <text:list xml:id="list3550800851" text:style-name="WWNum6">
        <text:list-item>
          <text:p text:style-name="P10"><text:soft-page-break/><text:span text:style-name="T2">Responsive Layouts</text:span></text:p>
        </text:list-item>
      </text:list>
      <text:p text:style-name="P1"/>
      <text:p text:style-name="P1"/>
      <text:list xml:id="list643313398" text:style-name="WWNum1">
        <text:list-item>
          <text:p text:style-name="P31"><text:span text:style-name="T2">Device Adaptability : <text:s/></text:span>By using breakpoint-specific classes (<text:span text:style-name="T5">.col-sm-6</text:span>, <text:span text:style-name="T5">.col-md-4</text:span>, etc.), you can define different layouts for various screen sizes.</text:p>
        </text:list-item>
      </text:list>
      <text:p text:style-name="P32"/>
      <text:list xml:id="list213234941445978" text:continue-numbering="true" text:style-name="WWNum1">
        <text:list-item>
          <text:p text:style-name="P31"><text:span text:style-name="T2">Customizable Widths :</text:span> Each column can take up a specific fraction of the row, like half (<text:span text:style-name="T5">col-6</text:span>) or one-third (<text:span text:style-name="T5">col-4</text:span>), ensuring precise control over the layout.</text:p>
        </text:list-item>
      </text:list>
      <text:p text:style-name="P32"/>
      <text:list xml:id="list213235343249775" text:continue-numbering="true" text:style-name="WWNum1">
        <text:list-item>
          <text:p text:style-name="P31"><text:span text:style-name="T2">Consistent Structure : </text:span>Provides a standard structure, making layouts easier to plan and maintain.</text:p>
        </text:list-item>
      </text:list>
      <text:p text:style-name="P32"/>
      <text:list xml:id="list213235939691938" text:continue-numbering="true" text:style-name="WWNum1">
        <text:list-item>
          <text:p text:style-name="P31"><text:span text:style-name="T2">Alignment and Spacing : </text:span>Includes utilities like <text:span text:style-name="T5">.align-items-centre</text:span> and <text:span text:style-name="T5">.justify-content-between</text:span> for positioning and spacing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><text:span text:style-name="T2"><text:s text:c="3"/>3. List and explain at least three Bootstrap components (e.g., navbar, cards, <text:s/>buttons).</text:span></text:p>
      <text:p text:style-name="P1"/>
      <text:p text:style-name="P3"><text:span text:style-name="T2">1. Navbar </text:span></text:p>
      <text:p text:style-name="P1"/>
      <text:list xml:id="list1815712420" text:style-name="WWNum3">
        <text:list-item>
          <text:p text:style-name="P11">The navbar is a responsive, highly customizable navigation bar used to create menus, headers, and links for website navigation.</text:p>
        </text:list-item>
      </text:list>
      <text:p text:style-name="P3"><text:soft-page-break/><text:span text:style-name="T2">Features:</text:span></text:p>
      <text:p text:style-name="P1"/>
      <text:p text:style-name="P26"><text:span text:style-name="T2"><text:s text:c="3"/>Collapsible and Responsive:</text:span></text:p>
      <text:list xml:id="list2889236652" text:style-name="WWNum8">
        <text:list-item>
          <text:p text:style-name="P12">Automatically adjusts for smaller screens with a toggleable menu.</text:p>
        </text:list-item>
      </text:list>
      <text:p text:style-name="P3"><text:span text:style-name="T2"><text:s text:c="3"/>Supports Branding:</text:span></text:p>
      <text:list xml:id="list3226821943" text:style-name="WWNum15">
        <text:list-item>
          <text:p text:style-name="P13">Add logos, brand names, and custom content.</text:p>
        </text:list-item>
      </text:list>
      <text:p text:style-name="P3"><text:span text:style-name="T2"><text:s text:c="3"/>Customizable:</text:span></text:p>
      <text:list xml:id="list3026328709" text:style-name="WWNum7">
        <text:list-item>
          <text:p text:style-name="P14">Includes classes for alignment, colouring, and styling.</text:p>
        </text:list-item>
      </text:list>
      <text:p text:style-name="P33"/>
      <text:p text:style-name="P34"><text:span text:style-name="T2">2. Cards</text:span></text:p>
      <text:list xml:id="list836468299" text:style-name="WWNum9">
        <text:list-item>
          <text:p text:style-name="P15">The card component is used to display content in a structured and visually appealing manner. It is ideal for presenting information like blog posts, product details, or profiles.</text:p>
        </text:list-item>
      </text:list>
      <text:p text:style-name="P35"><text:bookmark text:name="_gqp72zq2cnb4"/><text:span text:style-name="T6">Features:</text:span></text:p>
      <text:p text:style-name="P30"><text:span text:style-name="T2">Customizable Layouts</text:span>:</text:p>
      <text:list xml:id="list1755389181" text:style-name="WWNum10">
        <text:list-item>
          <text:p text:style-name="P16"><text:s text:c="2"/>Includes options for headers, footers, images, and actions (buttons, links).</text:p>
        </text:list-item>
      </text:list>
      <text:p text:style-name="P30"><text:span text:style-name="T2">Flexible Sizing</text:span>:</text:p>
      <text:list xml:id="list648742644" text:style-name="WWNum14">
        <text:list-item>
          <text:p text:style-name="P17"><text:s text:c="2"/>Easily adjust width and height to fit different designs.</text:p>
        </text:list-item>
      </text:list>
      <text:p text:style-name="P30"><text:span text:style-name="T2">Interactive Options</text:span>:</text:p>
      <text:list xml:id="list1602900975" text:style-name="WWNum12">
        <text:list-item>
          <text:p text:style-name="P18"><text:s text:c="2"/>Combine with other components (like buttons or modals).</text:p>
        </text:list-item>
      </text:list>
      <text:p text:style-name="P34"/>
      <text:p text:style-name="P34"><text:span text:style-name="T2">3. Buttons</text:span></text:p>
      <text:list xml:id="list2731821087" text:style-name="WWNum17">
        <text:list-item>
          <text:p text:style-name="P19">Buttons in Bootstrap are styled clickable elements used for forms, modals, and navigation.</text:p>
        </text:list-item>
      </text:list>
      <text:p text:style-name="P34"/>
      <text:p text:style-name="P34"/>
      <text:p text:style-name="P34"/>
      <text:p text:style-name="P34"/>
      <text:p text:style-name="P35"><text:bookmark text:name="_nj76s3tanjxi"/><text:span text:style-name="T6">Features:</text:span></text:p>
      <text:p text:style-name="P30"><text:soft-page-break/><text:span text:style-name="T2">Pre-defined Styles</text:span>:</text:p>
      <text:list xml:id="list4285371451" text:style-name="WWNum5">
        <text:list-item>
          <text:p text:style-name="P20"><text:s text:c="3"/>Comes with multiple classes like <text:span text:style-name="T5">btn-primary</text:span>, <text:span text:style-name="T5">btn-secondary</text:span>, and <text:span text:style-name="T5">btn-success</text:span>.</text:p>
        </text:list-item>
      </text:list>
      <text:p text:style-name="P27"><text:s text:c="12"/><text:span text:style-name="T2">Sizes and Shapes</text:span>:</text:p>
      <text:list xml:id="list1025253928" text:style-name="WWNum2">
        <text:list-item>
          <text:p text:style-name="P21"><text:s text:c="3"/>Options for small (<text:span text:style-name="T5">btn-sm</text:span>), large (<text:span text:style-name="T5">btn-lg</text:span>), or block-level buttons (<text:span text:style-name="T5">btn-block</text:span>).</text:p>
        </text:list-item>
      </text:list>
      <text:p text:style-name="P27"><text:s text:c="12"/><text:span text:style-name="T2">Interactive States</text:span>:</text:p>
      <text:list xml:id="list2222180147" text:style-name="WWNum16">
        <text:list-item>
          <text:p text:style-name="P22"><text:s text:c="3"/>Classes like <text:span text:style-name="T5">disabled</text:span>, <text:span text:style-name="T5">active</text:span>, and hover effects for user interaction.</text:p>
        </text:list-item>
      </text:list>
      <text:p text:style-name="P34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8" meta:word-count="402" meta:character-count="2741" meta:non-whitespace-character-count="2318"/>
    <meta:generator>LibreOfficeDev/6.0.5.2$Linux_X86_64 LibreOffice_project/</meta:generator>
  </office:meta>
</office:document-meta>
</file>